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бычный тестовый документ</text:p>
      <text:p text:style-name="Standard"/>
      <text:p text:style-name="Standard">для теста</text:p>
      <text:p text:style-name="Standard"/>
      <text:p text:style-name="Standard"/>
      <text:p text:style-name="Standard"/>
      <text:p text:style-name="Standard">и только для теста</text:p>
      <text:p text:style-name="Standard"/>
      <text:p text:style-name="Standard">д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4" meta:word-count="10" meta:character-count="54" meta:non-whitespace-character-count="48"/>
    <meta:generator>LibreOfficeDev/6.0.5.2$Linux_X86_64 LibreOffice_project/</meta:generator>
  </office:meta>
</office:document-meta>
</file>